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rch Tutori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elected Topics in </text:p>
            <text:p>Advanced Machine 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Example codes for this tutorial: </text:span><text:span text:style-name="T1"><text:a xlink:href="https://github.com/mbojarski/Tutorials" xlink:type="simple">https://github.com/mbojarski/Tutorials</text:a></text:span></text:p>
              </text:list-item>
              <text:list-item>
                <text:p><text:span text:style-name="T1">Getting started: </text:span><text:span text:style-name="T1"><text:a xlink:href="http://torch.ch/docs/getting-started.html" xlink:type="simple">http://torch.ch/docs/getting-started.html</text:a></text:span></text:p>
              </text:list-item>
              <text:list-item>
                <text:p><text:span text:style-name="T1">Cheatsheet: </text:span><text:span text:style-name="T1"><text:a xlink:href="https://github.com/torch/torch7/wiki/Cheatsheet" xlink:type="simple">https://github.com/torch/torch7/wiki/Cheatsheet</text:a></text:span></text:p>
              </text:list-item>
              <text:list-item>
                <text:p><text:span text:style-name="T1">Tutorials: </text:span><text:span text:style-name="T1"><text:a xlink:href="https://github.com/torch/tutorials" xlink:type="simple">https://github.com/torch/tutorials</text:a></text:span></text:p>
              </text:list-item>
              <text:list-item>
                <text:p><text:span text:style-name="T1">Math Docs: </text:span><text:span text:style-name="T1"><text:a xlink:href="https://github.com/torch/torch7/blob/master/doc/maths.md" xlink:type="simple">https://github.com/torch/torch7/blob/master/doc/maths.md</text:a></text:span></text:p>
              </text:list-item>
              <text:list-item>
                <text:p><text:span text:style-name="T1">Tensor Docs: </text:span><text:span text:style-name="T1"><text:a xlink:href="https://github.com/torch/torch7/blob/master/doc/tensor.md" xlink:type="simple">https://github.com/torch/torch7/blob/master/doc/tensor.md</text:a></text:span></text:p>
              </text:list-item>
              <text:list-item>
                <text:p><text:span text:style-name="T1">NN Docs: </text:span><text:span text:style-name="T1"><text:a xlink:href="https://github.com/torch/nn/tree/master/doc" xlink:type="simple">https://github.com/torch/nn/tree/master/doc</text:a></text:span></text:p>
              </text:list-item>
              <text:list-item>
                <text:p><text:span text:style-name="T1">Programming Lua: </text:span><text:span text:style-name="T1"><text:a xlink:href="https://www.lua.org/pil/contents.html#P1" xlink:type="simple">https://www.lua.org/pil/contents.html#P1</text:a>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ing notepad: th or qlua</text:p>
              </text:list-item>
              <text:list-item>
                <text:p>Executing script: qlua script.lua</text:p>
              </text:list-item>
              <text:list-item>
                <text:p>Executing script in notepad: dofile script.lua</text:p>
              </text:list-item>
              <text:list-item>
                <text:p>Selecting GPU: cutorch.setDevice(gpuId)</text:p>
              </text:list-item>
              <text:list-item>
                <text:p>Including library: require 'libname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 Operations 1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X = torch.FloatTensor(dim1, dim2, dim3, dim4)</text:span></text:p>
              </text:list-item>
              <text:list-item>
                <text:p><text:span text:style-name="T2">Y = torch.zeros(dim1, dim2, dim3, dim4)</text:span></text:p>
              </text:list-item>
              <text:list-item>
                <text:p><text:span text:style-name="T2">X:add(1), X:add(Y) – addition, X and Y must have same size</text:span><text:span text:style-name="T2"><text:line-break/></text:span><text:span text:style-name="T3">Note: X:sub() - is not subtraction, but sub-tensor!!</text:span></text:p>
              </text:list-item>
              <text:list-item>
                <text:p><text:span text:style-name="T2">X:mul(2) – multiply by scalar</text:span></text:p>
              </text:list-item>
              <text:list-item>
                <text:p><text:span text:style-name="T2">X:cmul(Y) – point wise multiplication, X and Y must have same size</text:span></text:p>
              </text:list-item>
              <text:list-item>
                <text:p><text:span text:style-name="T2">X:fill(3) – fill tensor with scalar</text:span></text:p>
              </text:list-item>
              <text:list-item>
                <text:p><text:span text:style-name="T2">X:normal(mean, stdv) – fill tensor with random values from normal distribution</text:span></text:p>
              </text:list-item>
              <text:list-item>
                <text:p><text:span text:style-name="T2">X:unifrom(min, max) – fill tensor with random values from uniform distribution</text:span></text:p>
              </text:list-item>
              <text:list-item>
                <text:p><text:span text:style-name="T2">Y = X:cuda() - copy tensor to GPU</text:span></text:p>
              </text:list-item>
              <text:list-item>
                <text:p><text:span text:style-name="T2">Y = X:float() - convert tensor to float (if X was CudaTensor then it will be copy to CP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 Operations 2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orch.save('filename', tensor) – save tensor to file</text:span></text:p>
              </text:list-item>
              <text:list-item>
                <text:p><text:span text:style-name="T2">Torch.load('filename') – load tensor from file</text:span></text:p>
              </text:list-item>
              <text:list-item>
                <text:p><text:span text:style-name="T2">X[a][b][c][d] – access single entry in 4 dimensional</text:span></text:p>
              </text:list-item>
              <text:list-item>
                <text:p><text:span text:style-name="T2">X:narrow(1, 2, 4) – take only range from 2 to 4 of the first dimension of the tensor</text:span></text:p>
              </text:list-item>
              <text:list-item>
                <text:p><text:span text:style-name="T2">X:copy(Y) – copy Y into X, X and Y must have same siz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Useful Stuff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X = {} - create empty table</text:span></text:p>
              </text:list-item>
              <text:list-item>
                <text:p><text:span text:style-name="T1">X[1] – accessing field in table by index</text:span></text:p>
              </text:list-item>
              <text:list-item>
                <text:p><text:span text:style-name="T1">X.name – accessing field in table by name</text:span></text:p>
              </text:list-item>
              <text:list-item>
                <text:p><text:span text:style-name="T1">string.format("%10.5f, %10.5f\n", x, y) – formating string</text:span></text:p>
              </text:list-item>
              <text:list-item>
                <text:p><text:span text:style-name="T1">string = 'text' .. 'text' – concatenate strings</text:span></text:p>
              </text:list-item>
              <text:list-item>
                <text:p><text:span text:style-name="T1">print('text: ' .. value) – printing text</text:span></text:p>
              </text:list-item>
              <text:list-item>
                <text:p><text:span text:style-name="T1">disp1 = image.display{image=img, win=disp1, zoom=2} – display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nd Using a Model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odel = nn.Sequential() – create the container</text:span></text:p>
              </text:list-item>
              <text:list-item>
                <text:p><text:span text:style-name="T2">Model:add(nn.Linear(in, out)) – add linear layer</text:span></text:p>
              </text:list-item>
              <text:list-item>
                <text:p><text:span text:style-name="T2">Model:add(nn.ReLU()) – add ReLU layer</text:span></text:p>
              </text:list-item>
              <text:list-item>
                <text:p><text:span text:style-name="T2">...</text:span></text:p>
              </text:list-item>
              <text:list-item>
                <text:p><text:span text:style-name="T2">Model:forward(input) – prediction</text:span></text:p>
              </text:list-item>
              <text:list-item>
                <text:p><text:span text:style-name="T2">Model:backward(input, gradients) – back propagation</text:span></text:p>
              </text:list-item>
              <text:list-item>
                <text:p><text:span text:style-name="T2">Model:training() – set model to training mode</text:span></text:p>
              </text:list-item>
              <text:list-item>
                <text:p><text:span text:style-name="T2">Model:evaluate() – set model to evaluation mode</text:span></text:p>
              </text:list-item>
              <text:list-item>
                <text:p><text:span text:style-name="T2">criterion = nn.MSECriterion() – set criter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 1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OptimState = {</text:span><text:span text:style-name="T2"><text:line-break/></text:span><text:span text:style-name="T2"><text:tab/></text:span><text:span text:style-name="T2">learningRate = 0.1,</text:span><text:span text:style-name="T2"><text:line-break/></text:span><text:span text:style-name="T2"><text:tab/></text:span><text:span text:style-name="T2">weightDecay = 0.0,</text:span><text:span text:style-name="T2"><text:line-break/></text:span><text:span text:style-name="T2"><text:tab/></text:span><text:span text:style-name="T2">momentum = 0.9 </text:span><text:span text:style-name="T2"><text:line-break/></text:span><text:span text:style-name="T2">} – setup the optimization parameters</text:span></text:p>
              </text:list-item>
              <text:list-item>
                <text:p><text:span text:style-name="T2">optimMethod = optim.sgd – select optimization method </text:span></text:p>
              </text:list-item>
              <text:list-item>
                <text:p><text:span text:style-name="T2">parameters, gradParameters = model:getParameters() – get model parameters</text:span></text:p>
              </text:list-item>
              <text:list-item>
                <text:p><text:span text:style-name="T2">optimMethod(feval, parameters, optimState) – run the optimiz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 2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ocal feval = function(x)</text:span><text:span text:style-name="T2"><text:line-break/></text:span><text:span text:style-name="T2"><text:tab/></text:span><text:span text:style-name="T2">gradParameters:zero()</text:span><text:span text:style-name="T2"><text:line-break/></text:span><text:span text:style-name="T2"><text:tab/></text:span><text:span text:style-name="T2">local f = doBatch(model, criterion, data, data)</text:span><text:span text:style-name="T2"><text:line-break/></text:span><text:span text:style-name="T2"><text:tab/></text:span><text:span text:style-name="T2">return f, gradParameters</text:span><text:span text:style-name="T2"><text:line-break/></text:span><text:span text:style-name="T2">end – setup evaluation function</text:span></text:p>
              </text:list-item>
              <text:list-item>
                <text:p><text:span text:style-name="T2">local function doBatch(mod, crit, data, labels)</text:span><text:span text:style-name="T2"><text:line-break/></text:span><text:span text:style-name="T2"><text:tab/></text:span><text:span text:style-name="T2">local output = mod:forward(data)</text:span><text:span text:style-name="T2"><text:line-break/></text:span><text:span text:style-name="T2"><text:tab/></text:span><text:span text:style-name="T2">local f = crit:forward(output, labels)</text:span><text:span text:style-name="T2"><text:line-break/></text:span><text:span text:style-name="T2"><text:tab/></text:span><text:span text:style-name="T2">local df_do = crit:backward(output, labels)</text:span><text:span text:style-name="T2"><text:line-break/></text:span><text:span text:style-name="T2"><text:tab/></text:span><text:span text:style-name="T2">mod:backward(data, df_do)</text:span><text:span text:style-name="T2"><text:line-break/></text:span><text:span text:style-name="T2"><text:tab/></text:span><text:span text:style-name="T2">return f</text:span><text:span text:style-name="T2"><text:line-break/></text:span><text:span text:style-name="T2">end – setup “do batch” functio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09:01:53.601983381</meta:creation-date>
    <dc:date>2017-02-25T13:09:04.261185680</dc:date>
    <meta:editing-duration>PT3H50M6S</meta:editing-duration>
    <meta:editing-cycles>15</meta:editing-cycles>
    <meta:generator>LibreOffice/4.2.8.2$Linux_X86_64 LibreOffice_project/420m0$Build-2</meta:generator>
    <meta:document-statistic meta:object-count="57"/>
  </office:meta>
</office:document-meta>
</file>